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 table:number-columns-repeated="18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 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 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 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04:49:25.427676287</dc:date>
    <meta:editing-duration>P5DT22H53M16S</meta:editing-duration>
    <meta:editing-cycles>85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05" meta:object-count="0"/>
  </office:meta>
</office:document-meta>
</file>